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BundleGrammar.onEndCheck( AnnotationInstance annotation , AnnotationInstance [ ] parentAnnotations , MemberDeclaration classMember , Map checkResul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essageBundleGrammar.MessageBundleGrammar( CoreAnnotationProcessorEnv env , Diagnostics diags , String requiredRuntimeVersion , RuntimeVersionChecker runtimeVersionChecker , FlowControllerInfo fc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BundleGrammar.getRequired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